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941" officeooo:paragraph-rsid="001a4941"/>
    </style:style>
    <style:style style:name="P2" style:family="paragraph" style:parent-style-name="Standard">
      <style:text-properties officeooo:rsid="001c4473" officeooo:paragraph-rsid="001c4473"/>
    </style:style>
    <style:style style:name="P3" style:family="paragraph" style:parent-style-name="Standard">
      <style:text-properties officeooo:paragraph-rsid="001c4473"/>
    </style:style>
    <style:style style:name="P4" style:family="paragraph" style:parent-style-name="Standard">
      <style:text-properties officeooo:rsid="001d4462" officeooo:paragraph-rsid="001d4462"/>
    </style:style>
    <style:style style:name="P5" style:family="paragraph" style:parent-style-name="Standard">
      <style:text-properties officeooo:rsid="001f1ef2" officeooo:paragraph-rsid="001f1ef2"/>
    </style:style>
    <style:style style:name="P6" style:family="paragraph" style:parent-style-name="Standard">
      <style:text-properties officeooo:rsid="002004ac" officeooo:paragraph-rsid="002004ac"/>
    </style:style>
    <style:style style:name="P7" style:family="paragraph" style:parent-style-name="Standard">
      <style:text-properties officeooo:rsid="0020ba30" officeooo:paragraph-rsid="0020ba30"/>
    </style:style>
    <style:style style:name="P8" style:family="paragraph" style:parent-style-name="Standard">
      <style:text-properties officeooo:rsid="0022b284" officeooo:paragraph-rsid="0022b284"/>
    </style:style>
    <style:style style:name="P9" style:family="paragraph" style:parent-style-name="Standard">
      <style:text-properties officeooo:paragraph-rsid="0022b284"/>
    </style:style>
    <style:style style:name="T1" style:family="text">
      <style:text-properties officeooo:rsid="001c4473"/>
    </style:style>
    <style:style style:name="T2" style:family="text">
      <style:text-properties officeooo:rsid="001d4462"/>
    </style:style>
    <style:style style:name="T3" style:family="text">
      <style:text-properties officeooo:rsid="0020ba30"/>
    </style:style>
    <style:style style:name="T4" style:family="text">
      <style:text-properties style:font-name="Open Sans"/>
    </style:style>
    <style:style style:name="T5" style:family="text">
      <style:text-properties officeooo:rsid="00229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всем привет</text:p>
      <text:p text:style-name="P1"/>
      <text:p text:style-name="P1">2.зачем нужен этот корпус-очень много переводов <text:span text:style-name="T2">СПИ </text:span>на русский и другие языки<text:span text:style-name="T2">+разные варианты реконструкции</text:span></text:p>
      <text:p text:style-name="P1">=&gt;</text:p>
      <text:p text:style-name="P1">основная задача:необходимо <text:span text:style-name="T1">расположить тексты так, чтобы их было удобно сравнивать</text:span>(возможность обращения сразу к нескольким текстам важна для фил) </text:p>
      <text:p text:style-name="P2">формат книги неудобен</text:p>
      <text:p text:style-name="P3"><text:span text:style-name="T1">раньше пытались решать проблему расположения текстов(</text:span><text:a xlink:type="simple" xlink:href="http://cfrl.ruslang.ru/slovo/main.htm" office:target-frame-name="_blank" xlink:show="new" text:style-name="Internet_20_link" text:visited-style-name="Visited_20_Internet_20_Link">сайт Машинного фонда русского языка</text:a>.<text:span text:style-name="T1">), но автор считает их не идеальными и представляет свой вариант расположения текстов</text:span></text:p>
      <text:p text:style-name="P2">вот так происходит процесс сравнения текстов</text:p>
      <text:p text:style-name="P2"/>
      <text:p text:style-name="P2">3 . есть эталонный текст, который разбит на фрагменты в соответствии с делением по Р.О.Якобсону, на аналогичные фрагменты разбиты и все остальные тексты-так мы можем сравнивать определенные фрагменты в разных переводах</text:p>
      <text:p text:style-name="P2"/>
      <text:p text:style-name="P4">4.молчим</text:p>
      <text:p text:style-name="P4"/>
      <text:p text:style-name="P4">5.так выводит выбранные фрагменты+есть визуализация, наглядно показывающая конкретные различия переводов </text:p>
      <text:p text:style-name="P4"/>
      <text:p text:style-name="P5">6.каждый текст можно просмотреть отдельно</text:p>
      <text:p text:style-name="P5"/>
      <text:p text:style-name="P5">7.можно задавать поиск конкретных слов или форм слова. Эта функция может быть полезна для изучения различных образов в тексте СПИ(например образ ворона)</text:p>
      <text:p text:style-name="P5"/>
      <text:p text:style-name="P6">8.минусы <text:span text:style-name="T3">I ,II ,III</text:span></text:p>
      <text:p text:style-name="P6"/>
      <text:p text:style-name="P6">9. например в описании говорится об интерфейсах на немецком, хорватском, украинском и английском языках!!(хрен там был)</text:p>
      <text:p text:style-name="P6"/>
      <text:p text:style-name="P6">10.супер английский вариант</text:p>
      <text:p text:style-name="P6"/>
      <text:p text:style-name="P9"><text:span text:style-name="T5">8. что касается минусов, связанных с выдачей результатов IV </text:span><text:span text:style-name="T4">(возможность искать только </text:span>слова, их формы и словосочетания из 2 слов или определенные части речи)</text:p>
      <text:p text:style-name="P7"><text:s/><text:span text:style-name="T5">V</text:span>, <text:span text:style-name="T5">VI</text:span></text:p>
      <text:p text:style-name="P7"/>
      <text:p text:style-name="P7">1<text:span text:style-name="T5">1</text:span>. сгруппированы по переводам, но фрагменты вразнобой</text:p>
      <text:p text:style-name="P7"/>
      <text:p text:style-name="P8">12. все кайф идея, но немного надо постарается еще</text:p>
      <text:p text:style-name="P8"/>
      <text:p text:style-name="P8">наглядно показываем работу с сайтом!!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ычный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cm" fo:margin-bottom="0.663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cm" fo:margin-bottom="0.527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cm" fo:margin-bottom="0.395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cm" fo:margin-bottom="0.263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Gliederung_20_1" style:display-name="Impress~LT~Gliederung 1" style:family="paragraph" style:default-outline-level="">
      <style:paragraph-properties fo:margin-left="0cm" fo:margin-right="0cm" fo:margin-top="0cm" fo:margin-bottom="0.663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left="0cm" fo:margin-right="0cm" fo:margin-top="0cm" fo:margin-bottom="0.527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left="0cm" fo:margin-right="0cm" fo:margin-top="0cm" fo:margin-bottom="0.395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left="0cm" fo:margin-right="0cm" fo:margin-top="0cm" fo:margin-bottom="0.263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0:20:05.062424343</meta:creation-date>
    <dc:date>2017-10-22T21:55:59.803256470</dc:date>
    <meta:editing-duration>PT3M22S</meta:editing-duration>
    <meta:editing-cycles>1</meta:editing-cycles>
    <meta:document-statistic meta:table-count="0" meta:image-count="0" meta:object-count="0" meta:page-count="1" meta:paragraph-count="20" meta:word-count="206" meta:character-count="1503" meta:non-whitespace-character-count="1314"/>
    <meta:generator>LibreOffice/5.1.6.2$Linux_X86_64 LibreOffice_project/10m0$Build-2</meta:generator>
  </office:meta>
</office:document-meta>
</file>